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bf7c4" officeooo:paragraph-rsid="000bf7c4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0bf7c4"/>
    </style:style>
    <style:style style:name="P4" style:family="paragraph" style:parent-style-name="Standard">
      <style:text-properties officeooo:rsid="000bf7c4" officeooo:paragraph-rsid="000bf7c4"/>
    </style:style>
    <style:style style:name="P5" style:family="paragraph" style:parent-style-name="Standard">
      <style:text-properties officeooo:rsid="000ddf7a" officeooo:paragraph-rsid="000ddf7a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bf7c4" officeooo:paragraph-rsid="000bf7c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f724c" officeooo:paragraph-rsid="000f724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13fee" officeooo:paragraph-rsid="00113fe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13fee" officeooo:paragraph-rsid="00113fe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2ba2b" officeooo:paragraph-rsid="0012ba2b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2ba2b" officeooo:paragraph-rsid="0012f96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7cd01" officeooo:paragraph-rsid="0017cd0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20pt" fo:font-weight="bold" officeooo:rsid="000bf7c4" officeooo:paragraph-rsid="000bf7c4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font-size="12pt" fo:font-weight="bold" officeooo:rsid="000f724c" officeooo:paragraph-rsid="000f724c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officeooo:paragraph-rsid="000bf7c4"/>
    </style:style>
    <style:style style:name="P16" style:family="paragraph" style:parent-style-name="Standard" style:list-style-name="L1">
      <style:text-properties officeooo:rsid="000bf7c4" officeooo:paragraph-rsid="000bf7c4"/>
    </style:style>
    <style:style style:name="P17" style:family="paragraph" style:parent-style-name="Standard" style:list-style-name="L3">
      <style:text-properties officeooo:rsid="000bf7c4"/>
    </style:style>
    <style:style style:name="P18" style:family="paragraph" style:parent-style-name="Standard" style:list-style-name="L2">
      <style:text-properties officeooo:rsid="000ddf7a" officeooo:paragraph-rsid="000ddf7a"/>
    </style:style>
    <style:style style:name="T1" style:family="text">
      <style:text-properties officeooo:rsid="000bf7c4"/>
    </style:style>
    <style:style style:name="T2" style:family="text">
      <style:text-properties officeooo:rsid="000f724c"/>
    </style:style>
    <style:style style:name="T3" style:family="text">
      <style:text-properties officeooo:rsid="00113fe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63d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‘goal : create replayable boss fights where specific conditions exist for victory beyond mechanical skill</text:p>
      <text:p text:style-name="Standard"/>
      <text:p text:style-name="Standard"/>
      <text:p text:style-name="Standard">do x before y or else z</text:p>
      <text:p text:style-name="Standard">do x or else z</text:p>
      <text:p text:style-name="Standard"/>
      <text:p text:style-name="P5">detriments </text:p>
      <text:p text:style-name="P5"/>
      <text:list xml:id="list1381234973" text:style-name="L1">
        <text:list-item>
          <text:p text:style-name="P15">movement</text:p>
          <text:list>
            <text:list-item>
              <text:p text:style-name="P16">boss increases movement over time</text:p>
            </text:list-item>
            <text:list-item>
              <text:p text:style-name="P16">player movement decreased over time</text:p>
            </text:list-item>
            <text:list-item>
              <text:p text:style-name="P16"/>
            </text:list-item>
          </text:list>
        </text:list-item>
        <text:list-item>
          <text:p text:style-name="P15">spacial</text:p>
        </text:list-item>
        <text:list-item>
          <text:p text:style-name="P15">damage output</text:p>
        </text:list-item>
        <text:list-item>
          <text:p text:style-name="P15">damage restriction</text:p>
        </text:list-item>
        <text:list-item>
          <text:p text:style-name="P16">sustainability</text:p>
        </text:list-item>
        <text:list-item>
          <text:p text:style-name="P16">]</text:p>
        </text:list-item>
      </text:list>
      <text:p text:style-name="P4"/>
      <text:p text:style-name="P5">x</text:p>
      <text:list xml:id="list663996884" text:style-name="L2">
        <text:list-item>
          <text:p text:style-name="P18">in a zone</text:p>
        </text:list-item>
        <text:list-item>
          <text:p text:style-name="P18">charged up </text:p>
        </text:list-item>
        <text:list-item>
          <text:p text:style-name="P18"/>
        </text:list-item>
      </text:list>
      <text:p text:style-name="P4"/>
      <text:p text:style-name="P4"/>
      <text:p text:style-name="P4"/>
      <text:p text:style-name="P4"/>
      <text:p text:style-name="P1">condition <text:span text:style-name="T1">x</text:span></text:p>
      <text:p text:style-name="P3"/>
      <text:list xml:id="list3701072868" text:style-name="L3">
        <text:list-item>
          <text:p text:style-name="P17"/>
        </text:list-item>
      </text:list>
      <text:p text:style-name="P3"/>
      <text:p text:style-name="P3"/>
      <text:p text:style-name="P4"/>
      <text:p text:style-name="P2">condition y</text:p>
      <text:p text:style-name="P2"/>
      <text:p text:style-name="P2"/>
      <text:p text:style-name="P2"/>
      <text:p text:style-name="P2"/>
      <text:p text:style-name="P2">condition z</text:p>
      <text:p text:style-name="P13"/>
      <text:p text:style-name="P14">This page shows the conversion work from my dnd boss into an abstract format to apply to all bosses <text:s/></text:p>
      <text:p text:style-name="P6"/>
      <text:p text:style-name="P6"/>
      <text:p text:style-name="P6">gain dmg on 3rd turn within area</text:p>
      <text:p text:style-name="P6">area gives immunity for limited time</text:p>
      <text:p text:style-name="P6"/>
      <text:p text:style-name="P6">detriment at zone</text:p>
      <text:p text:style-name="P6">zone detriment that is timed</text:p>
      <text:p text:style-name="P6">always within zone</text:p>
      <text:p text:style-name="P6"/>
      <text:p text:style-name="P6">zone is variable</text:p>
      <text:p text:style-name="P6">damage changes zone variable</text:p>
      <text:p text:style-name="P6"/>
      <text:p text:style-name="P6">detriment1 at/on/when x</text:p>
      <text:p text:style-name="P6">x causes detriment2</text:p>
      <text:p text:style-name="P6">y changes x</text:p>
      <text:p text:style-name="P6"/>
      <text:p text:style-name="P6">boss movement increase when it is charged up (cant deal w/ so prevent)</text:p>
      <text:p text:style-name="P6">low charge continuously / additively grants boss extra damage (too much prevention cant deal w/)</text:p>
      <text:p text:style-name="P6"/>
      <text:p text:style-name="P6">variable x prevents y. too much prevention causes<text:span text:style-name="T2"> </text:span>z, <text:span text:style-name="T2">which accumulates</text:span>. player controls <text:span text:style-name="T3">w which controls x.</text:span></text:p>
      <text:p text:style-name="P6"/>
      <text:p text:style-name="P8">w controls x status. x status 1 prevents y. too much x status 1 causes z, which accumulates. X status 2 is not ideal. </text:p>
      <text:p text:style-name="P9"/>
      <text:p text:style-name="P10">Player attempts a balancing act on variable w, where the desire is to max out variable w.</text:p>
      <text:p text:style-name="P11">Maxing out w increases/allows x. </text:p>
      <text:p text:style-name="P11">Allowing x <text:span text:style-name="T4">prevents</text:span> some devastating detriment y. </text:p>
      <text:p text:style-name="P10">Allowing x <text:span text:style-name="T4">allows</text:span> detriment z, which is devastating only after accumulating.<text:line-break/></text:p>
      <text:p text:style-name="P12">x is time window, so if w is zero x will also become zero eventually</text:p>
      <text:p text:style-name="P12">X allow/disallow is based on a threshold value which may be zero</text:p>
      <text:p text:style-name="P12">y only becomes available for boss use after a certain amount of time in combat</text:p>
      <text:p text:style-name="P9"/>
      <text:p text:style-name="P7">variable x: boss charge</text:p>
      <text:p text:style-name="P7">variable y: movement speed increase <text:span text:style-name="T5">of doom</text:span></text:p>
      <text:p text:style-name="P7">variable z: damage output</text:p>
      <text:p text:style-name="P8">variable w: amount of damage the boss receives over a given period of time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5T15:58:23.651000000</meta:creation-date>
    <dc:date>2021-09-29T14:59:33.182000000</dc:date>
    <meta:editing-duration>PT6H22M35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3" meta:paragraph-count="47" meta:word-count="310" meta:character-count="1693" meta:non-whitespace-character-count="1432"/>
  </office:meta>
</office:document-meta>
</file>